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5587999895876830995" text:style-name="L1">
        <text:list-item>
          <text:p text:style-name="P1">Nazwa systemu operacyjnego: Windows 10 Home</text:p>
        </text:list-item>
        <text:list-item>
          <text:p text:style-name="P1">Nazwy środowisk programistycznych: Intellij IDEA Community Edition, Visual Studio</text:p>
        </text:list-item>
        <text:list-item>
          <text:p text:style-name="P1">Nazwy języków programowania / frameworków / bibliotek: Java, TypeScript, Angular</text:p>
        </text:list-item>
        <text:list-item>
          <text:p text:style-name="P1">Opcjonalny komentarz: brak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4-06-11T14:35:54.84</meta:creation-date>
    <meta:document-statistic meta:table-count="0" meta:image-count="0" meta:object-count="0" meta:page-count="1" meta:paragraph-count="4" meta:word-count="32" meta:character-count="234"/>
    <dc:date>2024-06-11T15:02:27.42</dc:date>
    <meta:editing-duration>PT11M22S</meta:editing-duration>
    <meta:editing-cycles>1</meta:editing-cycles>
    <meta:generator>OpenOffice/4.1.14$Win32 OpenOffice.org_project/4114m1$Build-9811</meta:generator>
  </office:meta>
</office:document-meta>
</file>